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60ee1" officeooo:paragraph-rsid="00066e9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66e93" officeooo:paragraph-rsid="00066e9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563c" officeooo:paragraph-rsid="000856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8563c" officeooo:paragraph-rsid="000fcf8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b187c" officeooo:paragraph-rsid="000b187c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01aff" officeooo:paragraph-rsid="00195ace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01aff" officeooo:paragraph-rsid="001a6e44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17dd8" officeooo:paragraph-rsid="00117dd8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40519" officeooo:paragraph-rsid="00140519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5df75" officeooo:paragraph-rsid="0015df75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5c709" officeooo:paragraph-rsid="0025c709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bold" officeooo:rsid="000b187c" officeooo:paragraph-rsid="000b187c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29b66" officeooo:paragraph-rsid="00129b66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5df75" officeooo:paragraph-rsid="0018bb87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72a08" officeooo:paragraph-rsid="00172a08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text-properties fo:font-size="14pt" fo:font-style="italic" fo:font-weight="bold" officeooo:rsid="00172a08" officeooo:paragraph-rsid="00172a08" style:font-size-asian="12.25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font-size="14pt" fo:font-style="italic" fo:font-weight="bold" officeooo:rsid="00181a8f" officeooo:paragraph-rsid="00181a8f" style:font-size-asian="12.25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text-properties fo:font-size="12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text-properties fo:font-size="12pt" fo:font-style="italic" fo:font-weight="bold" officeooo:rsid="001ead3a" officeooo:paragraph-rsid="001ead3a" style:font-size-asian="12.25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text-properties fo:font-size="12pt" fo:font-style="italic" fo:font-weight="bold" officeooo:rsid="00211238" officeooo:paragraph-rsid="00211238" style:font-size-asian="12.25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text-properties officeooo:paragraph-rsid="00284af0"/>
    </style:style>
    <style:style style:name="P24" style:family="paragraph" style:parent-style-name="Standard">
      <style:text-properties officeooo:paragraph-rsid="00292b2f"/>
    </style:style>
    <style:style style:name="P25" style:family="paragraph" style:parent-style-name="Standard">
      <style:text-properties officeooo:paragraph-rsid="0029c737"/>
    </style:style>
    <style:style style:name="P26" style:family="paragraph" style:parent-style-name="Standard">
      <style:text-properties officeooo:paragraph-rsid="002a76e5"/>
    </style:style>
    <style:style style:name="P27" style:family="paragraph" style:parent-style-name="Standard">
      <style:text-properties officeooo:paragraph-rsid="002ba18b"/>
    </style:style>
    <style:style style:name="P28" style:family="paragraph" style:parent-style-name="Standard">
      <style:text-properties officeooo:paragraph-rsid="002f0587"/>
    </style:style>
    <style:style style:name="T1" style:family="text">
      <style:text-properties fo:font-size="28pt"/>
    </style:style>
    <style:style style:name="T2" style:family="text">
      <style:text-properties officeooo:rsid="00066e93"/>
    </style:style>
    <style:style style:name="T3" style:family="text">
      <style:text-properties officeooo:rsid="000764bc"/>
    </style:style>
    <style:style style:name="T4" style:family="text">
      <style:text-properties fo:font-size="14pt" fo:font-style="normal" fo:font-weight="bold" officeooo:rsid="00284af0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officeooo:rsid="00292b2f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bold" officeooo:rsid="002993e1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officeooo:rsid="00284af0" style:font-size-asian="12.25pt" style:font-style-asian="normal" style:font-size-complex="14pt" style:font-style-complex="normal"/>
    </style:style>
    <style:style style:name="T8" style:family="text">
      <style:text-properties fo:font-size="14pt" fo:font-style="normal" officeooo:rsid="00292b2f" style:font-size-asian="12.25pt" style:font-style-asian="normal" style:font-size-complex="14pt" style:font-style-complex="normal"/>
    </style:style>
    <style:style style:name="T9" style:family="text">
      <style:text-properties fo:font-size="14pt" fo:font-style="normal" fo:font-weight="normal" officeooo:rsid="00284af0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292b2f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style:font-size-asian="12pt" style:font-size-complex="12pt"/>
    </style:style>
    <style:style style:name="T12" style:family="text">
      <style:text-properties officeooo:rsid="000d398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764bc" style:font-weight-asian="bold" style:font-weight-complex="bold"/>
    </style:style>
    <style:style style:name="T15" style:family="text">
      <style:text-properties fo:font-weight="bold" officeooo:rsid="0018bb87" style:font-weight-asian="bold" style:font-weight-complex="bold"/>
    </style:style>
    <style:style style:name="T16" style:family="text">
      <style:text-properties fo:font-weight="bold" officeooo:rsid="0022fcd9" style:font-weight-asian="bold" style:font-weight-complex="bold"/>
    </style:style>
    <style:style style:name="T17" style:family="text">
      <style:text-properties officeooo:rsid="0018bb87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bold" officeooo:rsid="0022fcd9" style:font-style-asian="italic" style:font-weight-asian="bold" style:font-style-complex="italic" style:font-weight-complex="bold"/>
    </style:style>
    <style:style style:name="T20" style:family="text">
      <style:text-properties officeooo:rsid="0022fcd9"/>
    </style:style>
    <style:style style:name="T21" style:family="text">
      <style:text-properties style:font-name="Liberation Serif" fo:font-size="14pt" fo:font-style="normal" fo:font-weight="bold" officeooo:rsid="00292b2f" style:font-size-asian="12.25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Liberation Serif" fo:font-size="14pt" fo:font-style="normal" fo:font-weight="bold" officeooo:rsid="002ba18b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Liberation Serif" fo:font-size="14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erif" fo:font-size="14pt" fo:font-weight="bold" officeooo:rsid="00292b2f" style:font-size-asian="12.25pt" style:font-weight-asian="bold" style:font-size-complex="14pt" style:font-weight-complex="bold"/>
    </style:style>
    <style:style style:name="T25" style:family="text">
      <style:text-properties style:font-name="Liberation Serif" fo:font-size="14pt" fo:font-style="italic" fo:font-weight="bold" officeooo:rsid="00292b2f" style:font-size-asian="12.25pt" style:font-style-asian="italic" style:font-weight-asian="bold" style:font-size-complex="14pt" style:font-style-complex="italic" style:font-weight-complex="bold"/>
    </style:style>
    <style:style style:name="T26" style:family="text">
      <style:text-properties style:font-name="Liberation Serif" fo:font-style="italic" fo:font-weight="bold" officeooo:rsid="00292b2f" style:font-style-asian="italic" style:font-weight-asian="bold" style:font-style-complex="italic" style:font-weight-complex="bold"/>
    </style:style>
    <style:style style:name="T27" style:family="text">
      <style:text-properties style:font-name="Liberation Serif" fo:font-size="12pt" fo:font-style="italic" fo:font-weight="bold" officeooo:rsid="00292b2f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style:font-name="Liberation Serif" fo:font-size="12pt" fo:font-style="italic" fo:font-weight="bold" officeooo:rsid="0029c737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style:font-name="Liberation Serif" fo:font-size="12pt" fo:font-style="italic" fo:font-weight="bold" officeooo:rsid="002a76e5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style:font-name="Liberation Serif" fo:font-size="12pt" fo:font-style="italic" fo:font-weight="bold" officeooo:rsid="002f0587" style:font-size-asian="12pt" style:font-style-asian="italic" style:font-weight-asian="bold" style:font-size-complex="12pt" style:font-style-complex="italic" style:font-weight-complex="bold"/>
    </style:style>
    <style:style style:name="T32" style:family="text">
      <style:text-properties style:font-name="Liberation Serif" fo:font-size="12pt" fo:font-weight="bold" officeooo:rsid="002ba18b" style:font-size-asian="12pt" style:font-weight-asian="bold" style:font-size-complex="12pt" style:font-weight-complex="bold"/>
    </style:style>
    <style:style style:name="T33" style:family="text">
      <style:text-properties style:font-name="Liberation Serif" fo:font-size="12pt" fo:font-style="normal" fo:font-weight="bold" officeooo:rsid="002ba18b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Liberation Serif" fo:font-size="12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erif" fo:font-size="12pt" fo:font-style="normal" officeooo:rsid="002ba18b" style:font-size-asian="12pt" style:font-style-asian="normal" style:font-size-complex="12pt" style:font-style-complex="normal"/>
    </style:style>
    <style:style style:name="T36" style:family="text">
      <style:text-properties style:font-name="Liberation Serif" fo:font-style="normal" fo:font-weight="bold" officeooo:rsid="002ba18b" style:font-style-asian="normal" style:font-weight-asian="bold" style:font-style-complex="normal" style:font-weight-complex="bold"/>
    </style:style>
    <style:style style:name="T37" style:family="text">
      <style:text-properties style:font-name="Liberation Serif" fo:font-style="normal" fo:font-weight="normal" officeooo:rsid="002ba18b" style:font-style-asian="normal" style:font-weight-asian="normal" style:font-style-complex="normal" style:font-weight-complex="normal"/>
    </style:style>
    <style:style style:name="T38" style:family="text">
      <style:text-properties style:font-name="Liberation Serif" fo:font-size="16pt" fo:font-style="normal" fo:font-weight="bold" officeooo:rsid="002ba18b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Liberation Serif" fo:font-size="16pt" fo:font-style="normal" officeooo:rsid="002ba18b" style:font-size-asian="12pt" style:font-style-asian="normal" style:font-size-complex="12pt" style:font-style-complex="normal"/>
    </style:style>
    <style:style style:name="T40" style:family="text">
      <style:text-properties style:font-name="Liberation Serif" fo:font-size="16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Liberation Serif" fo:font-size="16pt" fo:font-style="normal" fo:font-weight="normal" officeooo:rsid="002d676d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&lt;&lt;…<text:span text:style-name="T1">Jquery Function and Event</text:span>… &gt;&gt;&gt;&gt;<text:line-break/><text:line-break/><text:span text:style-name="T2">Functions:</text:span></text:p>
      <text:p text:style-name="P2"><text:span text:style-name="T3">1)</text:span><text:span text:style-name="T14"> </text:span><text:span text:style-name="T13">$.isNumeric</text:span>(data): it use to check numeric <text:s/>data.</text:p>
      <text:p text:style-name="P12"><text:span text:style-name="T13">$.trim(data)</text:span>: This method work as a trim data</text:p>
      <text:p text:style-name="P3">2) <text:span text:style-name="T13">setInterval</text:span>(function(){autosave() },10000);</text:p>
      <text:p text:style-name="P3"><text:span text:style-name="T13">closeIntervel</text:span>(interverlClose)</text:p>
      <text:p text:style-name="P3"><text:span text:style-name="T13">setTimeout</text:span>( function(){autosave() },10000)</text:p>
      <text:p text:style-name="P4"><text:span text:style-name="T13">closeTimeout</text:span>(interverlClose)</text:p>
      <text:p text:style-name="P3"/>
      <text:p text:style-name="P5">3) <text:span text:style-name="T13">each(): </text:span><text:span text:style-name="T12">each funtion work as a loop</text:span></text:p>
      <text:p text:style-name="P13">example: </text:p>
      <text:p text:style-name="P6">&lt;script&gt;</text:p>
      <text:p text:style-name="P13">$(document).ready(function(){</text:p>
      <text:p text:style-name="P13"><text:s text:c="2"/>$("button").click(function(){</text:p>
      <text:p text:style-name="P13"><text:s text:c="4"/>$("li").each(function(){</text:p>
      <text:p text:style-name="P13"><text:s text:c="6"/>alert($(this).text())</text:p>
      <text:p text:style-name="P13"><text:s text:c="4"/>});</text:p>
      <text:p text:style-name="P13"><text:s text:c="2"/>});</text:p>
      <text:p text:style-name="P13">});</text:p>
      <text:p text:style-name="P6">&lt;/script&gt;</text:p>
      <text:p text:style-name="P6">&lt;/head&gt;</text:p>
      <text:p text:style-name="P6">&lt;body&gt;</text:p>
      <text:p text:style-name="P6"/>
      <text:p text:style-name="P6">&lt;button&gt;Alert the value of each list item&lt;/button&gt;</text:p>
      <text:p text:style-name="P6"/>
      <text:p text:style-name="P6">&lt;ul&gt;</text:p>
      <text:p text:style-name="P6"><text:s text:c="2"/>&lt;li&gt;Coffee&lt;/li&gt;</text:p>
      <text:p text:style-name="P6"><text:s text:c="2"/>&lt;li&gt;Milk&lt;/li&gt;</text:p>
      <text:p text:style-name="P6"><text:s text:c="2"/>&lt;li&gt;Soda&lt;/li&gt;</text:p>
      <text:p text:style-name="P6">&lt;/ul&gt;</text:p>
      <text:p text:style-name="P6"/>
      <text:p text:style-name="P7">4) <text:span text:style-name="T13">is(),</text:span><text:span text:style-name="T15">hasClass()</text:span>: this funtrion work as a condition <text:span text:style-name="T20">and also return </text:span><text:span text:style-name="T19">true/false</text:span>.</text:p>
      <text:p text:style-name="P9">Example:</text:p>
      <text:p text:style-name="P10">radio button checked or not</text:p>
      <text:p text:style-name="P14">if($("#exampleRadios1").is(":checked"))</text:p>
      <text:p text:style-name="P14"><text:tab/>{</text:p>
      <text:p text:style-name="P14"><text:tab/><text:tab/>$('#exampleRadios1').addClass('my-radio');</text:p>
      <text:p text:style-name="P14"><text:tab/><text:tab/>$('#exampleRadios2').removeClass('my-radio');</text:p>
      <text:p text:style-name="P14"><text:soft-page-break/><text:tab/><text:tab/>$("#ext_camp").hide();</text:p>
      <text:p text:style-name="P14"><text:tab/>}</text:p>
      <text:p text:style-name="P14">})</text:p>
      <text:p text:style-name="P14"/>
      <text:p text:style-name="P8"><text:span text:style-name="T17">hasClass() Exmaple:</text:span></text:p>
      <text:p text:style-name="P20">&lt;script&gt;</text:p>
      <text:p text:style-name="P20">$(document).ready(function(){</text:p>
      <text:p text:style-name="P20"><text:s text:c="2"/>$("button").click(function(){</text:p>
      <text:p text:style-name="P20"><text:s text:c="4"/>alert($("p").hasClass("intro"));</text:p>
      <text:p text:style-name="P20"><text:s text:c="2"/>});</text:p>
      <text:p text:style-name="P20">});</text:p>
      <text:p text:style-name="P20">&lt;/script&gt;</text:p>
      <text:p text:style-name="P21">&lt;p class="intro"&gt;This is a paragraph.&lt;/p&gt;</text:p>
      <text:p text:style-name="P21">&lt;p&gt;This is another paragraph.&lt;/p&gt;</text:p>
      <text:p text:style-name="P21"/>
      <text:p text:style-name="P22">output: “true”</text:p>
      <text:p text:style-name="P17"/>
      <text:p text:style-name="P17"/>
      <text:p text:style-name="P15">5)addClass(), removeClass(),toggleClass(),<text:line-break/></text:p>
      <text:p text:style-name="P11">Example</text:p>
      <text:p text:style-name="P16"><text:tab/><text:span text:style-name="T18">$('#exampleRadios2').addClass('my-radio');</text:span></text:p>
      <text:p text:style-name="P18"><text:tab/>$('#exampleRadios1').removeClass('my-radio');</text:p>
      <text:p text:style-name="P19"><text:s/>$("#status-options").toggleClass("active");</text:p>
      <text:p text:style-name="P19"/>
      <text:p text:style-name="P19"/>
      <text:p text:style-name="P23"><text:span text:style-name="T4">6)</text:span><text:span text:style-name="Source_20_Text"><text:span text:style-name="T4">append(),prepend(),after(),before(),</text:span></text:span><text:span text:style-name="Source_20_Text"><text:span text:style-name="T6">appendTo();</text:span></text:span></text:p>
      <text:p text:style-name="P23"><text:span text:style-name="Source_20_Text"><text:span text:style-name="T4"/></text:span></text:p>
      <text:p text:style-name="P24"><text:span text:style-name="Source_20_Text"><text:span text:style-name="T9">append(),prepend() </text:span></text:span><text:span text:style-name="Source_20_Text"><text:span text:style-name="T10">Example:</text:span></text:span></text:p>
      <text:p text:style-name="P24"><text:span text:style-name="Source_20_Text"><text:span text:style-name="T10"/></text:span></text:p>
      <text:p text:style-name="P24"><text:span text:style-name="Source_20_Text"><text:span text:style-name="T27">&lt;script&gt;</text:span></text:span></text:p>
      <text:p text:style-name="P24"><text:span text:style-name="Source_20_Text"><text:span text:style-name="T27">$(document).ready(function(){</text:span></text:span></text:p>
      <text:p text:style-name="P24"><text:span text:style-name="Source_20_Text"><text:span text:style-name="T27"><text:s text:c="2"/>$("#btn1").click(function(){</text:span></text:span></text:p>
      <text:p text:style-name="P24"><text:span text:style-name="Source_20_Text"><text:span text:style-name="T27"><text:s text:c="4"/>$("p").append(" &lt;b&gt;Appended text&lt;/b&gt;."); </text:span></text:span><text:span text:style-name="Source_20_Text"><text:span text:style-name="T28">or</text:span></text:span></text:p>
      <text:p text:style-name="P25"><text:span text:style-name="Source_20_Text"><text:span text:style-name="T27">$("p").</text:span></text:span><text:span text:style-name="Source_20_Text"><text:span text:style-name="T28">prepend</text:span></text:span><text:span text:style-name="Source_20_Text"><text:span text:style-name="T27">(" &lt;b&gt;Appended text&lt;/b&gt;.");</text:span></text:span></text:p>
      <text:p text:style-name="P24"><text:span text:style-name="Source_20_Text"><text:span text:style-name="T27"><text:s text:c="2"/>});</text:span></text:span></text:p>
      <text:p text:style-name="P24"><text:span text:style-name="Source_20_Text"><text:span text:style-name="T27"/></text:span></text:p>
      <text:p text:style-name="P24"><text:span text:style-name="Source_20_Text"><text:span text:style-name="T27"><text:s text:c="2"/>$("#btn2").click(function(){</text:span></text:span></text:p>
      <text:p text:style-name="P24"><text:span text:style-name="Source_20_Text"><text:span text:style-name="T27"><text:s text:c="4"/>$("ol").append("&lt;li&gt;Appended item&lt;/li&gt;"); </text:span></text:span><text:span text:style-name="Source_20_Text"><text:span text:style-name="T29">or</text:span></text:span></text:p>
      <text:p text:style-name="P26"><text:span text:style-name="Source_20_Text"><text:span text:style-name="T27">$("ol").</text:span></text:span><text:span text:style-name="Source_20_Text"><text:span text:style-name="T29">prepend</text:span></text:span><text:span text:style-name="Source_20_Text"><text:span text:style-name="T27">("&lt;li&gt;Appended item&lt;/li&gt;");</text:span></text:span></text:p>
      <text:p text:style-name="P24"><text:span text:style-name="Source_20_Text"><text:span text:style-name="T27"><text:s text:c="2"/>});</text:span></text:span></text:p>
      <text:p text:style-name="P24"><text:span text:style-name="Source_20_Text"><text:span text:style-name="T27">});</text:span></text:span></text:p>
      <text:p text:style-name="P24"><text:span text:style-name="Source_20_Text"><text:span text:style-name="T27">&lt;/script&gt;</text:span></text:span></text:p>
      <text:p text:style-name="P24"><text:span text:style-name="Source_20_Text"><text:span text:style-name="T27">&lt;/head&gt;</text:span></text:span></text:p>
      <text:p text:style-name="P24"><text:span text:style-name="Source_20_Text"><text:span text:style-name="T27">&lt;body&gt;</text:span></text:span></text:p>
      <text:p text:style-name="P24"><text:soft-page-break/><text:span text:style-name="Source_20_Text"><text:span text:style-name="T27"/></text:span></text:p>
      <text:p text:style-name="P24"><text:span text:style-name="Source_20_Text"><text:span text:style-name="T27">&lt;p&gt;This is a paragraph.&lt;/p&gt;</text:span></text:span></text:p>
      <text:p text:style-name="P24"><text:span text:style-name="Source_20_Text"><text:span text:style-name="T27">&lt;p&gt;This is another paragraph.&lt;/p&gt;</text:span></text:span></text:p>
      <text:p text:style-name="P24"><text:span text:style-name="Source_20_Text"><text:span text:style-name="T27"/></text:span></text:p>
      <text:p text:style-name="P24"><text:span text:style-name="Source_20_Text"><text:span text:style-name="T27">&lt;ol&gt;</text:span></text:span></text:p>
      <text:p text:style-name="P24"><text:span text:style-name="Source_20_Text"><text:span text:style-name="T27"><text:s text:c="2"/>&lt;li&gt;List item 1&lt;/li&gt;</text:span></text:span></text:p>
      <text:p text:style-name="P24"><text:span text:style-name="Source_20_Text"><text:span text:style-name="T27"><text:s text:c="2"/>&lt;li&gt;List item 2&lt;/li&gt;</text:span></text:span></text:p>
      <text:p text:style-name="P24"><text:span text:style-name="Source_20_Text"><text:span text:style-name="T27"><text:s text:c="2"/>&lt;li&gt;List item 3&lt;/li&gt;</text:span></text:span></text:p>
      <text:p text:style-name="P24"><text:span text:style-name="Source_20_Text"><text:span text:style-name="T27">&lt;/ol&gt;</text:span></text:span></text:p>
      <text:p text:style-name="P24"><text:span text:style-name="Source_20_Text"><text:span text:style-name="T27"/></text:span></text:p>
      <text:p text:style-name="P24"><text:span text:style-name="Source_20_Text"><text:span text:style-name="T27">&lt;button id="btn1"&gt;Append text&lt;/button&gt;</text:span></text:span></text:p>
      <text:p text:style-name="P24"><text:span text:style-name="Source_20_Text"><text:span text:style-name="T27">&lt;button id="btn2"&gt;Append list items&lt;/button&gt;</text:span></text:span></text:p>
      <text:p text:style-name="P24"><text:span text:style-name="Source_20_Text"><text:span text:style-name="T27"/></text:span></text:p>
      <text:p text:style-name="P27"><text:span text:style-name="Source_20_Text"><text:span text:style-name="T40">appendTo(), </text:span></text:span><text:span text:style-name="Source_20_Text"><text:span text:style-name="T41">prependTo()</text:span></text:span><text:span text:style-name="Source_20_Text"><text:span text:style-name="T40"> Example:</text:span></text:span></text:p>
      <text:p text:style-name="P27"><text:span text:style-name="Source_20_Text"><text:span text:style-name="T30">&lt;script&gt;</text:span></text:span></text:p>
      <text:p text:style-name="P27"><text:span text:style-name="Source_20_Text"><text:span text:style-name="T30">$(document).ready(function(){</text:span></text:span></text:p>
      <text:p text:style-name="P27"><text:span text:style-name="Source_20_Text"><text:span text:style-name="T30"><text:s text:c="2"/>$("button").click(function(){</text:span></text:span></text:p>
      <text:p text:style-name="P27"><text:span text:style-name="Source_20_Text"><text:span text:style-name="T30"><text:s text:c="4"/>$("&lt;span&gt;Hello World!&lt;/span&gt;").appendTo("p"); </text:span></text:span><text:span text:style-name="Source_20_Text"><text:span text:style-name="T31">or</text:span></text:span></text:p>
      <text:p text:style-name="P28"><text:span text:style-name="Source_20_Text"><text:span text:style-name="T30">$("&lt;span&gt;Hello World!&lt;/span&gt;").</text:span></text:span><text:span text:style-name="Source_20_Text"><text:span text:style-name="T31">prepend</text:span></text:span><text:span text:style-name="Source_20_Text"><text:span text:style-name="T30">To("p");</text:span></text:span></text:p>
      <text:p text:style-name="P27"><text:span text:style-name="Source_20_Text"><text:span text:style-name="T30"><text:s text:c="2"/>});</text:span></text:span></text:p>
      <text:p text:style-name="P27"><text:span text:style-name="Source_20_Text"><text:span text:style-name="T30">});</text:span></text:span></text:p>
      <text:p text:style-name="P27"><text:span text:style-name="Source_20_Text"><text:span text:style-name="T30">&lt;/script&gt;</text:span></text:span></text:p>
      <text:p text:style-name="P27"><text:span text:style-name="Source_20_Text"><text:span text:style-name="T30">&lt;/head&gt;</text:span></text:span></text:p>
      <text:p text:style-name="P27"><text:span text:style-name="Source_20_Text"><text:span text:style-name="T30">&lt;body&gt;</text:span></text:span></text:p>
      <text:p text:style-name="P27"><text:span text:style-name="Source_20_Text"><text:span text:style-name="T30"/></text:span></text:p>
      <text:p text:style-name="P27"><text:span text:style-name="Source_20_Text"><text:span text:style-name="T30">&lt;button&gt;Insert span element at the end of each p element&lt;/button&gt;</text:span></text:span></text:p>
      <text:p text:style-name="P27"><text:span text:style-name="Source_20_Text"><text:span text:style-name="T30"/></text:span></text:p>
      <text:p text:style-name="P27"><text:span text:style-name="Source_20_Text"><text:span text:style-name="T30">&lt;p&gt;This is a paragraph.&lt;/p&gt;</text:span></text:span></text:p>
      <text:p text:style-name="P27"><text:span text:style-name="Source_20_Text"><text:span text:style-name="T30">&lt;p&gt;This is another paragraph.&lt;/p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27:04.932751221</meta:creation-date>
    <dc:date>2019-06-09T16:31:48.879324918</dc:date>
    <meta:editing-duration>PT5H4M3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3" meta:paragraph-count="91" meta:word-count="198" meta:character-count="2246" meta:non-whitespace-character-count="2062"/>
  </office:meta>
</office:document-meta>
</file>